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Light" svg:font-family="'Calibri Light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Text_20_body">
      <style:text-properties fo:color="#1f497d"/>
    </style:style>
    <style:style style:name="P3" style:family="paragraph" style:parent-style-name="Text_20_body">
      <style:text-properties fo:color="#1f497d" fo:language="fr" fo:country="FR"/>
    </style:style>
    <style:style style:name="P4" style:family="paragraph" style:parent-style-name="Text_20_body">
      <style:text-properties fo:color="#1f497d" fo:font-size="8pt" fo:language="fr" fo:country="FR"/>
    </style:style>
    <style:style style:name="P5" style:family="paragraph" style:parent-style-name="Text_20_body">
      <style:text-properties fo:color="#1f4e79"/>
    </style:style>
    <style:style style:name="P6" style:family="paragraph" style:parent-style-name="Text_20_body">
      <style:text-properties fo:color="#1f4e79" style:font-name="Calibri Light" fo:language="fr" fo:country="FR"/>
    </style:style>
    <style:style style:name="P7" style:family="paragraph" style:parent-style-name="Text_20_body">
      <style:text-properties fo:color="#1f4e79" style:font-name="Calibri Light" fo:language="fr" fo:country="FR" fo:font-weight="bold"/>
    </style:style>
    <style:style style:name="P8" style:family="paragraph" style:parent-style-name="Text_20_body">
      <style:text-properties fo:color="#1f4e79" style:font-name="Calibri Light" fo:language="de" fo:country="DE" fo:font-weight="bold"/>
    </style:style>
    <style:style style:name="P9" style:family="paragraph" style:parent-style-name="Text_20_body">
      <style:paragraph-properties fo:margin-top="0in" fo:margin-bottom="0.111in" loext:contextual-spacing="false" fo:line-height="105%"/>
      <style:text-properties fo:color="#1f4e79" style:font-name="Calibri Light" fo:language="fr" fo:country="FR"/>
    </style:style>
    <style:style style:name="T1" style:family="text">
      <style:text-properties fo:font-weight="bold"/>
    </style:style>
    <style:style style:name="T2" style:family="text">
      <style:text-properties fo:color="#1f497d" fo:language="en" fo:country="US"/>
    </style:style>
    <style:style style:name="T3" style:family="text">
      <style:text-properties fo:color="#1f497d" fo:language="fr" fo:country="FR"/>
    </style:style>
    <style:style style:name="T4" style:family="text">
      <style:text-properties style:font-name="Calibri Light" fo:language="fr" fo:country="FR"/>
    </style:style>
    <style:style style:name="T5" style:family="text">
      <style:text-properties style:font-name="Calibri Light" fo:language="fr" fo:country="FR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 Forwarded message ---------<text:line-break/>De : <text:span text:style-name="T1">RMA France</text:span> &lt;<text:a xlink:type="simple" xlink:href="mailto:rma.fr@thorlabs.com" office:target-frame-name="_blank" xlink:show="new" text:style-name="Internet_20_link" text:visited-style-name="Visited_20_Internet_20_Link">rma.fr@thorlabs.com</text:a>&gt;<text:line-break/>Date: mar. 21 juil. 2020 à 11:06<text:line-break/>Subject: RE: RFR - PM100A  - Paul Huillery - FRA-RMA002904- NON WARR - <text:line-break/>To: Paul Huillery &lt;<text:a xlink:type="simple" xlink:href="mailto:paul.huillery@gmail.com" office:target-frame-name="_blank" xlink:show="new" text:style-name="Internet_20_link" text:visited-style-name="Visited_20_Internet_20_Link">paul.huillery@gmail.com</text:a>&gt;</text:p>
      <text:p text:style-name="P9">Bonjour,  </text:p>
      <text:p text:style-name="P5"> </text:p>
      <text:p text:style-name="P6">Nous avons pris note de votre demande de réparation de l’article PM100A x 1 unité. </text:p>
      <text:p text:style-name="P5"> </text:p>
      <text:p text:style-name="P6">Merci de les renvoyer à l'adresse ci-dessous :</text:p>
      <text:p text:style-name="P5"> </text:p>
      <text:p text:style-name="P8">THORLABS GmbH</text:p>
      <text:p text:style-name="P8">RMA Team</text:p>
      <text:p text:style-name="P8">FRA-RMA002904- NON WARR</text:p>
      <text:p text:style-name="P7">Münchner Weg 1</text:p>
      <text:p text:style-name="P7">85232 Bergkirchen</text:p>
      <text:p text:style-name="P7">Germany+49 8131 5956 35631</text:p>
      <text:p text:style-name="P5"> </text:p>
      <text:p text:style-name="P6">Nous reviendrons vers vous dans un délai de 20 jours minimum après réception et examen de votre article. </text:p>
      <text:p text:style-name="P6">Les frais de port pour le renvoi de votre produit s’élèveront à <text:span text:style-name="T1">25€</text:span> HT.</text:p>
      <text:p text:style-name="P5"> </text:p>
      <text:p text:style-name="P5"><text:span text:style-name="T4">Merci de noter que votre dossier porte la référence </text:span><text:span text:style-name="T5">FRA-RMA002904</text:span><text:span text:style-name="T4">.</text:span></text:p>
      <text:p text:style-name="P5"><text:span text:style-name="T4">Je reste à votre disposition pour tout complément d’information</text:span></text:p>
      <text:p text:style-name="P5"><text:span text:style-name="T4">Cordialement, Best regards,</text:span></text:p>
      <text:p text:style-name="P3">David DA ROSA</text:p>
      <text:p text:style-name="P4">Chargé de service client &amp; Administration des ventes</text:p>
      <text:p text:style-name="P3">109 rue des côtes</text:p>
      <text:p text:style-name="P3">78600 Maisons Laffitte</text:p>
      <text:p text:style-name="P2"><draw:frame draw:style-name="fr1" draw:name="Image1" text:anchor-type="as-char" svg:width="1.9898in" svg:height="0.3228in" draw:z-index="0"><draw:image xlink:href="https://webmail.phys.ens.fr/SOGo/so/pellet-mary/Mail/0/folderINBOX/1595/2/image001.jpg" xlink:type="simple" xlink:show="embed" xlink:actuate="onLoad"/><svg:title>cid:image002.jpg@01D5B1A0.A0F608A0</svg:title></draw:frame><text:bookmark text:name="m_4118094049927217792Picture_x0020_17"/></text:p>
      <text:p text:style-name="P2"> </text:p>
      <text:p text:style-name="Text_20_body"><text:a xlink:type="simple" xlink:href="http://www.thorlabs.com/" office:target-frame-name="_blank" xlink:show="new" text:style-name="Internet_20_link" text:visited-style-name="Visited_20_Internet_20_Link"><text:span text:style-name="T3">www.thorlabs.com</text:span></text:a><text:span text:style-name="T2"> </text:span><text:span text:style-name="T3">- </text:span><text:a xlink:type="simple" xlink:href="mailto:sales.fr@thorlabs.com" office:target-frame-name="_blank" xlink:show="new" text:style-name="Internet_20_link" text:visited-style-name="Visited_20_Internet_20_Link">sales.fr@thorlabs.com</text:a></text:p>
      <text:p text:style-name="Text_20_body"><text:span text:style-name="T3">Tél : +33 (0)9 70 70 00 78 ou +33 (0)9 70 44 48 4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Light" svg:font-family="'Calibri Light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4:43:54.744713991</meta:creation-date>
    <dc:date>2020-10-26T14:45:08.707857215</dc:date>
    <meta:editing-duration>PT1M15S</meta:editing-duration>
    <meta:editing-cycles>1</meta:editing-cycles>
    <meta:document-statistic meta:table-count="0" meta:image-count="1" meta:object-count="0" meta:page-count="1" meta:paragraph-count="28" meta:word-count="163" meta:character-count="997" meta:non-whitespace-character-count="843"/>
    <meta:generator>LibreOffice/6.4.4.2$Linux_X86_64 LibreOffice_project/40$Build-2</meta:generator>
  </office:meta>
</office:document-meta>
</file>